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26.8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m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mm"/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m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imes New Roman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m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6pt solid #0000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Times New Roman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Times New Roman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font-name="Times New Roman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none" style:vertical-align="bottom"/>
      <style:paragraph-properties fo:text-align="end" fo:margin-left="0mm"/>
      <style:text-properties style:font-name="Times New 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style:text-align-source="fix" style:repeat-content="false" fo:wrap-option="wrap" fo:border="none" style:vertical-align="top"/>
      <style:paragraph-properties fo:text-align="end" fo:margin-left="0mm"/>
      <style:text-properties style:font-name="Times New Roman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1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8.73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4.37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6.55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pt" style:language-asian="zxx" style:country-asian="none" style:font-style-asian="normal" style:font-weight-asian="normal" style:font-name-complex="DejaVu Sans" style:font-size-complex="5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pt" style:language-asian="zxx" style:country-asian="none" style:font-style-asian="normal" style:font-weight-asian="normal" style:font-name-complex="DejaVu Sans" style:font-size-complex="5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imbus Sans L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pt" style:language-asian="zxx" style:country-asian="none" style:font-style-asian="normal" style:font-weight-asian="normal" style:font-name-complex="DejaVu Sans" style:font-size-complex="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3"/>
        <table:table-column table:style-name="co4" table:default-cell-style-name="ce19"/>
        <table:table-column table:style-name="co5" table:default-cell-style-name="ce5"/>
        <table:table-column table:style-name="co6" table:default-cell-style-name="ce29"/>
        <table:table-column table:style-name="co8" table:default-cell-style-name="Default"/>
        <table:table-column table:style-name="co7" table:number-columns-repeated="251" table:default-cell-style-name="Default"/>
        <table:table-row table:style-name="ro1">
          <table:table-cell table:style-name="ce1" office:value-type="string" calcext:value-type="string">
            <text:p>BLG374E Verbal Progress Report Rubric</text:p>
          </table:table-cell>
          <table:table-cell table:style-name="ce1"/>
          <table:table-cell table:style-name="ce16"/>
          <table:table-cell table:style-name="ce1" office:value-type="string" calcext:value-type="string">
            <office:annotation draw:style-name="gr1" draw:text-style-name="P2" svg:width="28.99mm" svg:height="4.19mm" svg:x="112.52mm" svg:y="4.81mm" draw:caption-point-x="-0.64mm" draw:caption-point-y="-4.71mm">
              <dc:date>2015-03-16T00:00:00</dc:date>
              <text:p text:style-name="P1"><text:span text:style-name="T1">The reviewer will be the lecturer.</text:span></text:p>
            </office:annotation>
            <text:p>Reviewer: _______________________________</text:p>
          </table:table-cell>
          <table:table-cell table:style-name="ce27"/>
          <table:table-cell table:style-name="ce31"/>
          <table:table-cell table:number-columns-repeated="251"/>
        </table:table-row>
        <table:table-row table:style-name="ro2">
          <table:table-cell table:style-name="ce2"/>
          <table:table-cell table:style-name="ce10"/>
          <table:table-cell table:style-name="ce17"/>
          <table:table-cell table:style-name="Default" table:number-columns-repeated="2"/>
          <table:table-cell/>
          <table:table-cell table:style-name="ce39"/>
          <table:table-cell table:number-columns-repeated="250"/>
        </table:table-row>
        <table:table-row table:style-name="ro3">
          <table:table-cell table:style-name="ce3" office:value-type="string" calcext:value-type="string">
            <text:p>By member:</text:p>
          </table:table-cell>
          <table:table-cell table:style-name="ce10"/>
          <table:table-cell table:style-name="ce17" table:number-columns-repeated="2"/>
          <table:table-cell table:style-name="ce28"/>
          <table:table-cell table:style-name="ce32" office:value-type="string" calcext:value-type="string">
            <text:p>(Answer yes/no/mostly/partially).</text:p>
          </table:table-cell>
          <table:table-cell table:number-columns-repeated="251"/>
        </table:table-row>
        <table:table-row table:style-name="ro3">
          <table:table-cell table:style-name="ce4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office:annotation draw:style-name="gr1" draw:text-style-name="P2" svg:width="64.95mm" svg:height="4.19mm" svg:x="0.14mm" svg:y="4.29mm" draw:caption-point-x="87.93mm" draw:caption-point-y="8.73mm">
              <dc:date>2015-03-16T00:00:00</dc:date>
              <text:p text:style-name="P1"><text:span text:style-name="T1">Each member is expected to finish their presentation in less than 2 minutes.</text:span></text:p>
            </office:annotation>
            <text:p>Under time limit</text:p>
          </table:table-cell>
          <table:table-cell table:style-name="ce23" office:value-type="string" calcext:value-type="string">
            <office:annotation draw:style-name="gr2" draw:text-style-name="P2" svg:width="28.99mm" svg:height="10.73mm" svg:x="27.4mm" svg:y="17.22mm" draw:caption-point-x="84.48mm" draw:caption-point-y="-4.2mm">
              <dc:date>2015-03-16T00:00:00</dc:date>
              <text:p text:style-name="P1"><text:span text:style-name="T1">The transitions between speakers should be clear and what each speaker is responsible for introduced.</text:span></text:p>
            </office:annotation>
            <text:p>Subtopic noted</text:p>
          </table:table-cell>
          <table:table-cell office:value-type="string" calcext:value-type="string">
            <text:p>Rehearsed/fluent</text:p>
          </table:table-cell>
          <table:table-cell table:style-name="ce24" office:value-type="string" calcext:value-type="string">
            <office:annotation draw:style-name="gr2" draw:text-style-name="P2" svg:width="28.99mm" svg:height="10.73mm" svg:x="175.03mm" svg:y="7.89mm" draw:caption-point-x="-8.43mm" draw:caption-point-y="5.13mm">
              <dc:date>2015-03-16T00:00:00</dc:date>
              <text:p text:style-name="P1"><text:span text:style-name="T1">Speakers should above all communicate clearly. Furthermore, they should attempt to communicate with enthusiasm.</text:span></text:p>
            </office:annotation>
            <text:p>Animated/clear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>
            <text:p>Member 1:</text:p>
          </table:table-cell>
          <table:table-cell table:style-name="ce4" office:value-type="string" calcext:value-type="string">
            <text:p>Tuğrul Yatağan</text:p>
          </table:table-cell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1">
          <table:table-cell table:style-name="ce4" office:value-type="string" calcext:value-type="string">
            <text:p>Member 2:</text:p>
          </table:table-cell>
          <table:table-cell table:style-name="ce4" office:value-type="string" calcext:value-type="string">
            <text:p>Emre Gökrem</text:p>
          </table:table-cell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1">
          <table:table-cell table:style-name="ce4" office:value-type="string" calcext:value-type="string">
            <text:p>Member 3:</text:p>
          </table:table-cell>
          <table:table-cell table:style-name="ce4" office:value-type="string" calcext:value-type="string">
            <text:p>Gökberk Gülgün</text:p>
          </table:table-cell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8"/>
          <table:table-cell table:style-name="ce31"/>
          <table:table-cell table:number-columns-repeated="251"/>
        </table:table-row>
        <table:table-row table:style-name="ro3">
          <table:table-cell table:style-name="ce3" office:value-type="string" calcext:value-type="string">
            <text:p>Presentation:</text:p>
          </table:table-cell>
          <table:table-cell table:style-name="Default"/>
          <table:table-cell table:style-name="ce17" table:number-columns-repeated="3"/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Project health summary:</text:p>
          </table:table-cell>
          <table:table-cell>
            <office:annotation draw:style-name="gr3" draw:text-style-name="P2" svg:width="28.99mm" svg:height="6.37mm" svg:x="1.68mm" svg:y="30.26mm" draw:caption-point-x="86.39mm" draw:caption-point-y="10.03mm">
              <dc:date>2015-03-16T00:00:00</dc:date>
              <text:p text:style-name="P1"><text:span text:style-name="T1">Speakers summarise overall health of project.</text:span></text:p>
            </office:annotation>
          </table:table-cell>
          <table:table-cell table:style-name="Default"/>
          <table:table-cell table:style-name="ce12" office:value-type="string" calcext:value-type="string">
            <text:p>Short project purpose:</text:p>
          </table:table-cell>
          <table:table-cell table:style-name="ce34">
            <office:annotation draw:style-name="gr3" draw:text-style-name="P2" svg:width="28.99mm" svg:height="6.37mm" svg:x="115.04mm" svg:y="22.39mm" draw:caption-point-x="51.56mm" draw:caption-point-y="17.9mm">
              <dc:date>2015-03-16T00:00:00</dc:date>
              <text:p text:style-name="P1"><text:span text:style-name="T1">Briefly (1 sentence or so), project purpose is reminded.</text:span></text:p>
            </office:annotation>
          </table:table-cell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Milestone/deliverable summary:</text:p>
          </table:table-cell>
          <table:table-cell>
            <office:annotation draw:style-name="gr3" draw:text-style-name="P2" svg:width="28.99mm" svg:height="6.37mm" svg:x="80.25mm" svg:y="30.24mm" draw:caption-point-x="7.82mm" draw:caption-point-y="14.57mm">
              <dc:date>2015-03-16T00:00:00</dc:date>
              <text:p text:style-name="P1"><text:span text:style-name="T1">Speakers mention progress against milestones from proposal.</text:span></text:p>
            </office:annotation>
          </table:table-cell>
          <table:table-cell table:style-name="ce17"/>
          <table:table-cell table:style-name="ce30" office:value-type="string" calcext:value-type="string">
            <text:p>Active tasks:</text:p>
          </table:table-cell>
          <table:table-cell table:style-name="ce34">
            <office:annotation draw:style-name="gr3" draw:text-style-name="P2" svg:width="28.99mm" svg:height="6.37mm" svg:x="115.04mm" svg:y="30.77mm" draw:caption-point-x="51.56mm" draw:caption-point-y="14.04mm">
              <dc:date>2015-03-16T00:00:00</dc:date>
              <text:p text:style-name="P1"><text:span text:style-name="T1">Currently active and currently planned tasks are mentioned.</text:span></text:p>
            </office:annotation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Issues/changes summary:</text:p>
          </table:table-cell>
          <table:table-cell table:style-name="ce21"/>
          <table:table-cell/>
          <table:table-cell table:style-name="ce30" office:value-type="string" calcext:value-type="string">
            <text:p>Planned tasks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antitative results explained briefly:</text:p>
          </table:table-cell>
          <table:table-cell table:style-name="ce21">
            <office:annotation draw:style-name="gr3" draw:text-style-name="P2" svg:width="28.99mm" svg:height="6.37mm" svg:x="75.05mm" svg:y="73.05mm" draw:caption-point-x="13.02mm" draw:caption-point-y="-19.21mm">
              <dc:date>2015-03-16T00:00:00</dc:date>
              <text:p text:style-name="P1"><text:span text:style-name="T1">Explanation of quantitative results should be very brief. </text:span></text:p>
            </office:annotation>
          </table:table-cell>
          <table:table-cell/>
          <table:table-cell table:style-name="ce13" office:value-type="string" calcext:value-type="string">
            <text:p>Balanced participation:</text:p>
          </table:table-cell>
          <table:table-cell table:style-name="ce34">
            <office:annotation draw:style-name="gr4" draw:text-style-name="P2" svg:width="28.99mm" svg:height="8.55mm" svg:x="100.3mm" svg:y="63.58mm" draw:caption-point-x="66.3mm" draw:caption-point-y="-9.74mm">
              <dc:date>2015-03-16T00:00:00</dc:date>
              <text:p text:style-name="P1"><text:span text:style-name="T1">Speakers should share in the complexity. Do not give one speaker the “easy” parts.</text:span></text:p>
            </office:annotation>
          </table:table-cell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estions answered knowledgeably:</text:p>
          </table:table-cell>
          <table:table-cell table:style-name="ce21"/>
          <table:table-cell/>
          <table:table-cell table:style-name="ce30" office:value-type="string" calcext:value-type="string">
            <text:p>Appropriate organisation:</text:p>
          </table:table-cell>
          <table:table-cell table:style-name="ce34">
            <office:annotation draw:style-name="gr3" draw:text-style-name="P2" svg:width="28.99mm" svg:height="6.37mm" svg:x="135.53mm" svg:y="68.64mm" draw:caption-point-x="31.07mm" draw:caption-point-y="-10.28mm">
              <dc:date>2015-03-16T00:00:00</dc:date>
              <text:p text:style-name="P1"><text:span text:style-name="T1">The sequence/hierarchy of the presentation is sensible. </text:span></text:p>
            </office:annotation>
          </table:table-cell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office:annotation draw:style-name="gr1" draw:text-style-name="P2" svg:width="28.99mm" svg:height="4.19mm" svg:x="10.67mm" svg:y="71.67mm" draw:caption-point-x="50.19mm" draw:caption-point-y="-8.8mm">
              <dc:date>2015-03-16T00:00:00</dc:date>
              <text:p text:style-name="P1"><text:span text:style-name="T1">Any additional notes by reviewer.</text:span></text:p>
            </office:annotation>
            <text:p>Additional posi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Additional nega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5"/>
          <table:table-cell table:number-columns-repeated="252"/>
        </table:table-row>
        <table:table-row table:style-name="ro1">
          <table:table-cell table:style-name="ce6" office:value-type="string" calcext:value-type="string">
            <text:p>Notes:</text:p>
          </table:table-cell>
          <table:table-cell table:style-name="ce5" table:number-columns-repeated="2"/>
          <table:table-cell/>
          <table:table-cell table:style-name="ce5"/>
          <table:table-cell table:number-columns-repeated="252"/>
        </table:table-row>
        <table:table-row table:style-name="ro1">
          <table:table-cell table:style-name="ce7"/>
          <table:table-cell table:style-name="ce14" table:number-columns-repeated="4"/>
          <table:table-cell table:style-name="ce36"/>
          <table:table-cell table:number-columns-repeated="251"/>
        </table:table-row>
        <table:table-row table:style-name="ro1" table:number-rows-repeated="2">
          <table:table-cell table:style-name="ce8"/>
          <table:table-cell table:style-name="ce5" table:number-columns-repeated="2"/>
          <table:table-cell/>
          <table:table-cell table:style-name="ce5"/>
          <table:table-cell table:style-name="ce37"/>
          <table:table-cell table:number-columns-repeated="251"/>
        </table:table-row>
        <table:table-row table:style-name="ro1">
          <table:table-cell table:style-name="ce9"/>
          <table:table-cell table:style-name="ce15" table:number-columns-repeated="4"/>
          <table:table-cell table:style-name="ce38"/>
          <table:table-cell table:number-columns-repeated="251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1" office:value-type="string" calcext:value-type="string">
            <text:p>BLG374E Verbal Progress Report Rubric</text:p>
          </table:table-cell>
          <table:table-cell table:style-name="ce1"/>
          <table:table-cell table:style-name="ce16"/>
          <table:table-cell table:style-name="ce1" office:value-type="string" calcext:value-type="string">
            <text:p>Reviewer: _______________________________</text:p>
          </table:table-cell>
          <table:table-cell table:style-name="ce27"/>
          <table:table-cell table:style-name="ce31"/>
          <table:table-cell table:number-columns-repeated="251"/>
        </table:table-row>
        <table:table-row table:style-name="ro1">
          <table:table-cell table:style-name="ce2"/>
          <table:table-cell table:style-name="ce10"/>
          <table:table-cell table:style-name="ce17"/>
          <table:table-cell table:style-name="Default" table:number-columns-repeated="2"/>
          <table:table-cell table:number-columns-repeated="252"/>
        </table:table-row>
        <table:table-row table:style-name="ro3">
          <table:table-cell table:style-name="ce3" office:value-type="string" calcext:value-type="string">
            <text:p>By member:</text:p>
          </table:table-cell>
          <table:table-cell table:style-name="ce10"/>
          <table:table-cell table:style-name="ce17" table:number-columns-repeated="2"/>
          <table:table-cell table:style-name="ce28"/>
          <table:table-cell table:style-name="ce32" office:value-type="string" calcext:value-type="string">
            <text:p>(Answer yes/no/mostly/partially).</text:p>
          </table:table-cell>
          <table:table-cell table:number-columns-repeated="251"/>
        </table:table-row>
        <table:table-row table:style-name="ro3">
          <table:table-cell table:style-name="ce4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Under time limit</text:p>
          </table:table-cell>
          <table:table-cell table:style-name="ce23" office:value-type="string" calcext:value-type="string">
            <text:p>Subtopic noted</text:p>
          </table:table-cell>
          <table:table-cell office:value-type="string" calcext:value-type="string">
            <text:p>Rehearsed/fluent</text:p>
          </table:table-cell>
          <table:table-cell table:style-name="ce24" office:value-type="string" calcext:value-type="string">
            <text:p>Animated/clear</text:p>
          </table:table-cell>
          <table:table-cell table:number-columns-repeated="251"/>
        </table:table-row>
        <table:table-row table:style-name="ro3">
          <table:table-cell table:style-name="ce4" office:value-type="string" calcext:value-type="string">
            <text:p>Member 1:</text:p>
          </table:table-cell>
          <table:table-cell table:style-name="ce4" office:value-type="string" calcext:value-type="string">
            <text:p>Tuğrul Yatağan</text:p>
          </table:table-cell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3">
          <table:table-cell table:style-name="ce4" office:value-type="string" calcext:value-type="string">
            <text:p>Member 2:</text:p>
          </table:table-cell>
          <table:table-cell table:style-name="ce4" office:value-type="string" calcext:value-type="string">
            <text:p>Emre Gökrem</text:p>
          </table:table-cell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3">
          <table:table-cell table:style-name="ce4" office:value-type="string" calcext:value-type="string">
            <text:p>Member 3:</text:p>
          </table:table-cell>
          <table:table-cell table:style-name="ce4" office:value-type="string" calcext:value-type="string">
            <text:p>Gökberk Gülgün</text:p>
          </table:table-cell>
          <table:table-cell/>
          <table:table-cell table:style-name="ce24"/>
          <table:table-cell/>
          <table:table-cell table:style-name="ce33"/>
          <table:table-cell table:number-columns-repeated="251"/>
        </table:table-row>
        <table:table-row table:style-name="ro1">
          <table:table-cell table:style-name="ce2" table:number-columns-repeated="2"/>
          <table:table-cell table:style-name="ce20"/>
          <table:table-cell table:style-name="ce25"/>
          <table:table-cell table:style-name="ce28"/>
          <table:table-cell table:style-name="ce31"/>
          <table:table-cell table:number-columns-repeated="251"/>
        </table:table-row>
        <table:table-row table:style-name="ro3">
          <table:table-cell table:style-name="ce3" office:value-type="string" calcext:value-type="string">
            <text:p>Presentation:</text:p>
          </table:table-cell>
          <table:table-cell table:style-name="Default"/>
          <table:table-cell table:style-name="ce17" table:number-columns-repeated="3"/>
          <table:table-cell table:number-columns-repeated="252"/>
        </table:table-row>
        <table:table-row table:style-name="ro1">
          <table:table-cell/>
          <table:table-cell table:style-name="ce12" office:value-type="string" calcext:value-type="string">
            <text:p>Project health summary:</text:p>
          </table:table-cell>
          <table:table-cell/>
          <table:table-cell table:style-name="Default"/>
          <table:table-cell table:style-name="ce12" office:value-type="string" calcext:value-type="string">
            <text:p>Short project purpose:</text:p>
          </table:table-cell>
          <table:table-cell table:style-name="ce34"/>
          <table:table-cell table:number-columns-repeated="251"/>
        </table:table-row>
        <table:table-row table:style-name="ro1">
          <table:table-cell/>
          <table:table-cell table:style-name="ce12" office:value-type="string" calcext:value-type="string">
            <text:p>Milestone/deliverable summary:</text:p>
          </table:table-cell>
          <table:table-cell/>
          <table:table-cell table:style-name="ce17"/>
          <table:table-cell table:style-name="ce30" office:value-type="string" calcext:value-type="string">
            <text:p>Active tasks:</text:p>
          </table:table-cell>
          <table:table-cell table:style-name="ce34"/>
          <table:table-cell table:number-columns-repeated="251"/>
        </table:table-row>
        <table:table-row table:style-name="ro1">
          <table:table-cell/>
          <table:table-cell office:value-type="string" calcext:value-type="string">
            <text:p>Issues/changes summary:</text:p>
          </table:table-cell>
          <table:table-cell table:style-name="ce21"/>
          <table:table-cell/>
          <table:table-cell table:style-name="ce30" office:value-type="string" calcext:value-type="string">
            <text:p>Planned tasks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antitative results explained briefly:</text:p>
          </table:table-cell>
          <table:table-cell table:style-name="ce21"/>
          <table:table-cell/>
          <table:table-cell table:style-name="ce13" office:value-type="string" calcext:value-type="string">
            <text:p>Balanced participation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Questions answered knowledgeably:</text:p>
          </table:table-cell>
          <table:table-cell table:style-name="ce21"/>
          <table:table-cell/>
          <table:table-cell table:style-name="ce30" office:value-type="string" calcext:value-type="string">
            <text:p>Appropriate organisation:</text:p>
          </table:table-cell>
          <table:table-cell table:style-name="ce34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Additional posi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/>
          <table:table-cell office:value-type="string" calcext:value-type="string">
            <text:p>Additional negatives:</text:p>
          </table:table-cell>
          <table:table-cell table:style-name="ce22"/>
          <table:table-cell table:style-name="ce26" table:number-columns-repeated="2"/>
          <table:table-cell table:style-name="ce35"/>
          <table:table-cell table:number-columns-repeated="251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5"/>
          <table:table-cell table:number-columns-repeated="252"/>
        </table:table-row>
        <table:table-row table:style-name="ro1">
          <table:table-cell table:style-name="ce6" office:value-type="string" calcext:value-type="string">
            <text:p>Notes:</text:p>
          </table:table-cell>
          <table:table-cell table:style-name="ce5" table:number-columns-repeated="2"/>
          <table:table-cell/>
          <table:table-cell table:style-name="ce5"/>
          <table:table-cell table:number-columns-repeated="252"/>
        </table:table-row>
        <table:table-row table:style-name="ro1">
          <table:table-cell table:style-name="ce7"/>
          <table:table-cell table:style-name="ce14" table:number-columns-repeated="4"/>
          <table:table-cell table:style-name="ce36"/>
          <table:table-cell table:number-columns-repeated="251"/>
        </table:table-row>
        <table:table-row table:style-name="ro1" table:number-rows-repeated="2">
          <table:table-cell table:style-name="ce8"/>
          <table:table-cell table:style-name="ce5" table:number-columns-repeated="2"/>
          <table:table-cell/>
          <table:table-cell table:style-name="ce5"/>
          <table:table-cell table:style-name="ce37"/>
          <table:table-cell table:number-columns-repeated="251"/>
        </table:table-row>
        <table:table-row table:style-name="ro1">
          <table:table-cell table:style-name="ce9"/>
          <table:table-cell table:style-name="ce15" table:number-columns-repeated="4"/>
          <table:table-cell table:style-name="ce38"/>
          <table:table-cell table:number-columns-repeated="25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5.9mm" fo:page-height="279.4mm" style:num-format="1" style:print-orientation="portrait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.00.0000</text:date>, <text:time style:data-style-name="N2" text:time-value="23:18:51.7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initial-creator>Sara Felix</meta:initial-creator>
    <meta:creation-date>2009-02-19T11:53:29</meta:creation-date>
    <dc:date>2015-03-19T23:20:29.489000000</dc:date>
    <meta:printed-by>Sara Felix</meta:printed-by>
    <meta:print-date>2009-05-04T13:09:10</meta:print-date>
    <meta:editing-cycles>52</meta:editing-cycles>
    <meta:editing-duration>PT5H6M16S</meta:editing-duration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